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90000043361FBE3224468C6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b3921" officeooo:paragraph-rsid="000b392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이미지1" text:anchor-type="paragraph" svg:x="-0.238cm" svg:y="1.111cm" svg:width="17cm" svg:height="9.553cm" draw:z-index="0"><draw:image xlink:href="Pictures/10000000000007790000043361FBE3224468C60A.png" xlink:type="simple" xlink:show="embed" xlink:actuate="onLoad" loext:mime-type="image/png"/></draw:frame>이클립스 실행 화면을 캡쳐하세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4:28:21.640301809</meta:creation-date>
    <dc:date>2022-05-31T14:29:28.315354040</dc:date>
    <meta:editing-duration>PT1M6S</meta:editing-duration>
    <meta:editing-cycles>1</meta:editing-cycles>
    <meta:document-statistic meta:table-count="0" meta:image-count="1" meta:object-count="0" meta:page-count="1" meta:paragraph-count="1" meta:word-count="14" meta:character-count="17" meta:non-whitespace-character-count="14"/>
    <meta:generator>LibreOffice/6.0.7.3$Linux_X86_64 LibreOffice_project/00m0$Build-3</meta:generator>
  </office:meta>
</office:document-meta>
</file>